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/>
      <table:table table:name="TreeLSTM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reeLSTM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our</text:p>
          </table:table-cell>
          <table:table-cell table:number-columns-repeated="2" office:value-type="string" calcext:value-type="string">
            <text:p>TensorFlow Fold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Batch_size 20</text:p>
          </table:table-cell>
          <table:table-cell office:value-type="string" calcext:value-type="string">
            <text:p>Batch_siz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218865" calcext:value-type="float">
            <text:p>25.218865</text:p>
          </table:table-cell>
          <table:table-cell office:value-type="float" office:value="22.402928" calcext:value-type="float">
            <text:p>22.402928</text:p>
          </table:table-cell>
          <table:table-cell office:value-type="float" office:value="28.4881814927215" calcext:value-type="float">
            <text:p>28.4881814927</text:p>
          </table:table-cell>
          <table:table-cell office:value-type="float" office:value="23.3010360092385" calcext:value-type="float">
            <text:p>23.3010360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36118" calcext:value-type="float">
            <text:p>20.536118</text:p>
          </table:table-cell>
          <table:table-cell office:value-type="float" office:value="17.690266" calcext:value-type="float">
            <text:p>17.690266</text:p>
          </table:table-cell>
          <table:table-cell office:value-type="float" office:value="21.7390679568188" calcext:value-type="float">
            <text:p>21.7390679568</text:p>
          </table:table-cell>
          <table:table-cell office:value-type="float" office:value="20.2576305359791" calcext:value-type="float">
            <text:p>20.257630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189" calcext:value-type="float">
            <text:p>18.898189</text:p>
          </table:table-cell>
          <table:table-cell office:value-type="float" office:value="15.527302" calcext:value-type="float">
            <text:p>15.527302</text:p>
          </table:table-cell>
          <table:table-cell office:value-type="float" office:value="19.3864182914852" calcext:value-type="float">
            <text:p>19.3864182915</text:p>
          </table:table-cell>
          <table:table-cell office:value-type="float" office:value="18.0245695289268" calcext:value-type="float">
            <text:p>18.0245695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94133" calcext:value-type="float">
            <text:p>17.794133</text:p>
          </table:table-cell>
          <table:table-cell office:value-type="float" office:value="13.672872" calcext:value-type="float">
            <text:p>13.672872</text:p>
          </table:table-cell>
          <table:table-cell office:value-type="float" office:value="17.9598121123353" calcext:value-type="float">
            <text:p>17.9598121123</text:p>
          </table:table-cell>
          <table:table-cell office:value-type="float" office:value="16.287705526595" calcext:value-type="float">
            <text:p>16.2877055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37368" calcext:value-type="float">
            <text:p>16.737368</text:p>
          </table:table-cell>
          <table:table-cell office:value-type="float" office:value="11.95871" calcext:value-type="float">
            <text:p>11.95871</text:p>
          </table:table-cell>
          <table:table-cell office:value-type="float" office:value="16.6894714518312" calcext:value-type="float">
            <text:p>16.6894714518</text:p>
          </table:table-cell>
          <table:table-cell office:value-type="float" office:value="14.6775236690348" calcext:value-type="float">
            <text:p>14.6775236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58181" calcext:value-type="float">
            <text:p>15.858181</text:p>
          </table:table-cell>
          <table:table-cell office:value-type="float" office:value="10.298702" calcext:value-type="float">
            <text:p>10.298702</text:p>
          </table:table-cell>
          <table:table-cell office:value-type="float" office:value="15.5703457599332" calcext:value-type="float">
            <text:p>15.5703457599</text:p>
          </table:table-cell>
          <table:table-cell office:value-type="float" office:value="13.0031888148765" calcext:value-type="float">
            <text:p>13.0031888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167" calcext:value-type="float">
            <text:p>15.0167</text:p>
          </table:table-cell>
          <table:table-cell office:value-type="float" office:value="8.772165" calcext:value-type="float">
            <text:p>8.772165</text:p>
          </table:table-cell>
          <table:table-cell office:value-type="float" office:value="14.4505925295463" calcext:value-type="float">
            <text:p>14.4505925295</text:p>
          </table:table-cell>
          <table:table-cell office:value-type="float" office:value="11.311515043839" calcext:value-type="float">
            <text:p>11.3115150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7329" calcext:value-type="float">
            <text:p>14.27329</text:p>
          </table:table-cell>
          <table:table-cell office:value-type="float" office:value="7.371977" calcext:value-type="float">
            <text:p>7.371977</text:p>
          </table:table-cell>
          <table:table-cell office:value-type="float" office:value="13.3682556724029" calcext:value-type="float">
            <text:p>13.3682556724</text:p>
          </table:table-cell>
          <table:table-cell office:value-type="float" office:value="9.63461332482969" calcext:value-type="float">
            <text:p>9.6346133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76012" calcext:value-type="float">
            <text:p>13.476012</text:p>
          </table:table-cell>
          <table:table-cell office:value-type="float" office:value="6.062981" calcext:value-type="float">
            <text:p>6.062981</text:p>
          </table:table-cell>
          <table:table-cell office:value-type="float" office:value="12.3400010651182" calcext:value-type="float">
            <text:p>12.3400010651</text:p>
          </table:table-cell>
          <table:table-cell office:value-type="float" office:value="7.91325378949186" calcext:value-type="float">
            <text:p>7.9132537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1916" calcext:value-type="float">
            <text:p>12.91916</text:p>
          </table:table-cell>
          <table:table-cell office:value-type="float" office:value="3.910906" calcext:value-type="float">
            <text:p>3.910906</text:p>
          </table:table-cell>
          <table:table-cell office:value-type="float" office:value="11.1477447725447" calcext:value-type="float">
            <text:p>11.1477447725</text:p>
          </table:table-cell>
          <table:table-cell office:value-type="float" office:value="6.18471555984651" calcext:value-type="float">
            <text:p>6.1847155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63275" calcext:value-type="float">
            <text:p>12.263275</text:p>
          </table:table-cell>
          <table:table-cell office:value-type="float" office:value="3.067933" calcext:value-type="float">
            <text:p>3.067933</text:p>
          </table:table-cell>
          <table:table-cell office:value-type="float" office:value="10.1058088609243" calcext:value-type="float">
            <text:p>10.1058088609</text:p>
          </table:table-cell>
          <table:table-cell office:value-type="float" office:value="4.68686660806218" calcext:value-type="float">
            <text:p>4.6868666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07812" calcext:value-type="float">
            <text:p>11.607812</text:p>
          </table:table-cell>
          <table:table-cell office:value-type="float" office:value="2.4075" calcext:value-type="float">
            <text:p>2.4075</text:p>
          </table:table-cell>
          <table:table-cell office:value-type="float" office:value="8.96282519220115" calcext:value-type="float">
            <text:p>8.9628251922</text:p>
          </table:table-cell>
          <table:table-cell office:value-type="float" office:value="3.38866244196444" calcext:value-type="float">
            <text:p>3.388662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54607" calcext:value-type="float">
            <text:p>11.054607</text:p>
          </table:table-cell>
          <table:table-cell office:value-type="float" office:value="1.896218" calcext:value-type="float">
            <text:p>1.896218</text:p>
          </table:table-cell>
          <table:table-cell office:value-type="float" office:value="7.91702475621417" calcext:value-type="float">
            <text:p>7.9170247562</text:p>
          </table:table-cell>
          <table:table-cell office:value-type="float" office:value="2.43143542988581" calcext:value-type="float">
            <text:p>2.4314354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514497" calcext:value-type="float">
            <text:p>10.514497</text:p>
          </table:table-cell>
          <table:table-cell office:value-type="float" office:value="1.485746" calcext:value-type="float">
            <text:p>1.485746</text:p>
          </table:table-cell>
          <table:table-cell office:value-type="float" office:value="6.61026915282579" calcext:value-type="float">
            <text:p>6.6102691528</text:p>
          </table:table-cell>
          <table:table-cell office:value-type="float" office:value="1.73824061125244" calcext:value-type="float">
            <text:p>1.7382406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20113" calcext:value-type="float">
            <text:p>10.20113</text:p>
          </table:table-cell>
          <table:table-cell office:value-type="float" office:value="1.197936" calcext:value-type="float">
            <text:p>1.197936</text:p>
          </table:table-cell>
          <table:table-cell office:value-type="float" office:value="5.74407777257879" calcext:value-type="float">
            <text:p>5.7440777726</text:p>
          </table:table-cell>
          <table:table-cell office:value-type="float" office:value="1.27464751178771" calcext:value-type="float">
            <text:p>1.2746475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18248" calcext:value-type="float">
            <text:p>9.618248</text:p>
          </table:table-cell>
          <table:table-cell office:value-type="float" office:value="0.989052" calcext:value-type="float">
            <text:p>0.989052</text:p>
          </table:table-cell>
          <table:table-cell office:value-type="float" office:value="4.78915416642171" calcext:value-type="float">
            <text:p>4.7891541664</text:p>
          </table:table-cell>
          <table:table-cell office:value-type="float" office:value="0.949245548958974" calcext:value-type="float">
            <text:p>0.949245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03827" calcext:value-type="float">
            <text:p>9.103827</text:p>
          </table:table-cell>
          <table:table-cell office:value-type="float" office:value="0.883637" calcext:value-type="float">
            <text:p>0.883637</text:p>
          </table:table-cell>
          <table:table-cell office:value-type="float" office:value="3.72701014419992" calcext:value-type="float">
            <text:p>3.7270101442</text:p>
          </table:table-cell>
          <table:table-cell office:value-type="float" office:value="0.749160664807016" calcext:value-type="float">
            <text:p>0.74916066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58252" calcext:value-type="float">
            <text:p>8.858252</text:p>
          </table:table-cell>
          <table:table-cell office:value-type="float" office:value="0.830804" calcext:value-type="float">
            <text:p>0.830804</text:p>
          </table:table-cell>
          <table:table-cell office:value-type="float" office:value="3.00775811977542" calcext:value-type="float">
            <text:p>3.0077581198</text:p>
          </table:table-cell>
          <table:table-cell office:value-type="float" office:value="0.603681842516212" calcext:value-type="float">
            <text:p>0.60368184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17143" calcext:value-type="float">
            <text:p>8.217143</text:p>
          </table:table-cell>
          <table:table-cell office:value-type="float" office:value="0.758514" calcext:value-type="float">
            <text:p>0.758514</text:p>
          </table:table-cell>
          <table:table-cell office:value-type="float" office:value="2.36590725979298" calcext:value-type="float">
            <text:p>2.3659072598</text:p>
          </table:table-cell>
          <table:table-cell office:value-type="float" office:value="0.506760097093212" calcext:value-type="float">
            <text:p>0.50676009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76442" calcext:value-type="float">
            <text:p>7.976442</text:p>
          </table:table-cell>
          <table:table-cell office:value-type="float" office:value="0.639605" calcext:value-type="float">
            <text:p>0.639605</text:p>
          </table:table-cell>
          <table:table-cell office:value-type="float" office:value="1.83752181917618" calcext:value-type="float">
            <text:p>1.8375218192</text:p>
          </table:table-cell>
          <table:table-cell office:value-type="float" office:value="0.43840946448714" calcext:value-type="float">
            <text:p>0.43840946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10563" calcext:value-type="float">
            <text:p>7.610563</text:p>
          </table:table-cell>
          <table:table-cell office:value-type="float" office:value="0.55484" calcext:value-type="float">
            <text:p>0.55484</text:p>
          </table:table-cell>
          <table:table-cell office:value-type="float" office:value="1.40961417406933" calcext:value-type="float">
            <text:p>1.4096141741</text:p>
          </table:table-cell>
          <table:table-cell office:value-type="float" office:value="0.393979475693494" calcext:value-type="float">
            <text:p>0.39397947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76536" calcext:value-type="float">
            <text:p>7.276536</text:p>
          </table:table-cell>
          <table:table-cell office:value-type="float" office:value="0.501998" calcext:value-type="float">
            <text:p>0.501998</text:p>
          </table:table-cell>
          <table:table-cell office:value-type="float" office:value="1.10566030806785" calcext:value-type="float">
            <text:p>1.1056603081</text:p>
          </table:table-cell>
          <table:table-cell office:value-type="float" office:value="0.358481585919252" calcext:value-type="float">
            <text:p>0.35848158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80911" calcext:value-type="float">
            <text:p>6.980911</text:p>
          </table:table-cell>
          <table:table-cell office:value-type="float" office:value="0.466135" calcext:value-type="float">
            <text:p>0.466135</text:p>
          </table:table-cell>
          <table:table-cell office:value-type="float" office:value="0.908577678259885" calcext:value-type="float">
            <text:p>0.9085776783</text:p>
          </table:table-cell>
          <table:table-cell office:value-type="float" office:value="0.328488769195177" calcext:value-type="float">
            <text:p>0.32848876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35957" calcext:value-type="float">
            <text:p>6.535957</text:p>
          </table:table-cell>
          <table:table-cell office:value-type="float" office:value="0.439009" calcext:value-type="float">
            <text:p>0.439009</text:p>
          </table:table-cell>
          <table:table-cell office:value-type="float" office:value="0.74450412956316" calcext:value-type="float">
            <text:p>0.7445041296</text:p>
          </table:table-cell>
          <table:table-cell office:value-type="float" office:value="0.303380755514138" calcext:value-type="float">
            <text:p>0.3033807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20377" calcext:value-type="float">
            <text:p>6.220377</text:p>
          </table:table-cell>
          <table:table-cell office:value-type="float" office:value="0.418345" calcext:value-type="float">
            <text:p>0.418345</text:p>
          </table:table-cell>
          <table:table-cell office:value-type="float" office:value="0.631629585407735" calcext:value-type="float">
            <text:p>0.6316295854</text:p>
          </table:table-cell>
          <table:table-cell office:value-type="float" office:value="0.285395548240718" calcext:value-type="float">
            <text:p>0.28539554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93176" calcext:value-type="float">
            <text:p>5.993176</text:p>
          </table:table-cell>
          <table:table-cell office:value-type="float" office:value="0.401744" calcext:value-type="float">
            <text:p>0.401744</text:p>
          </table:table-cell>
          <table:table-cell office:value-type="float" office:value="0.548883333355594" calcext:value-type="float">
            <text:p>0.5488833334</text:p>
          </table:table-cell>
          <table:table-cell office:value-type="float" office:value="0.268172097351536" calcext:value-type="float">
            <text:p>0.26817209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62096" calcext:value-type="float">
            <text:p>5.762096</text:p>
          </table:table-cell>
          <table:table-cell office:value-type="float" office:value="0.387764" calcext:value-type="float">
            <text:p>0.387764</text:p>
          </table:table-cell>
          <table:table-cell office:value-type="float" office:value="0.494433674240632" calcext:value-type="float">
            <text:p>0.4944336742</text:p>
          </table:table-cell>
          <table:table-cell office:value-type="float" office:value="0.252507613253036" calcext:value-type="float">
            <text:p>0.25250761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88815" calcext:value-type="float">
            <text:p>5.388815</text:p>
          </table:table-cell>
          <table:table-cell office:value-type="float" office:value="0.375876" calcext:value-type="float">
            <text:p>0.375876</text:p>
          </table:table-cell>
          <table:table-cell office:value-type="float" office:value="0.445068598443221" calcext:value-type="float">
            <text:p>0.4450685984</text:p>
          </table:table-cell>
          <table:table-cell office:value-type="float" office:value="0.239462052533058" calcext:value-type="float">
            <text:p>0.23946205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31802" calcext:value-type="float">
            <text:p>5.231802</text:p>
          </table:table-cell>
          <table:table-cell office:value-type="float" office:value="0.365568" calcext:value-type="float">
            <text:p>0.365568</text:p>
          </table:table-cell>
          <table:table-cell office:value-type="float" office:value="0.406084313203702" calcext:value-type="float">
            <text:p>0.4060843132</text:p>
          </table:table-cell>
          <table:table-cell office:value-type="float" office:value="0.22960539984703" calcext:value-type="float">
            <text:p>0.22960539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4472" calcext:value-type="float">
            <text:p>4.914472</text:p>
          </table:table-cell>
          <table:table-cell office:value-type="float" office:value="0.365568" calcext:value-type="float">
            <text:p>0.365568</text:p>
          </table:table-cell>
          <table:table-cell office:value-type="float" office:value="0.375527739132349" calcext:value-type="float">
            <text:p>0.3755277391</text:p>
          </table:table-cell>
          <table:table-cell office:value-type="float" office:value="0.221105198028533" calcext:value-type="float">
            <text:p>0.2211051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pare tim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378613" calcext:value-type="float">
            <text:p>0.378613</text:p>
          </table:table-cell>
          <table:table-cell office:value-type="float" office:value="5.832" calcext:value-type="float">
            <text:p>5.832</text:p>
          </table:table-cell>
          <table:table-cell office:value-type="float" office:value="6.597" calcext:value-type="float">
            <text:p>6.597</text:p>
          </table:table-cell>
        </table:table-row>
        <table:table-row table:style-name="ro1">
          <table:table-cell office:value-type="string" calcext:value-type="string">
            <text:p>loop time</text:p>
          </table:table-cell>
          <table:table-cell office:value-type="float" office:value="2209" calcext:value-type="float">
            <text:p>2209</text:p>
          </table:table-cell>
          <table:table-cell office:value-type="float" office:value="1649.81" calcext:value-type="float">
            <text:p>1649.81</text:p>
          </table:table-cell>
          <table:table-cell office:value-type="float" office:value="596.53" calcext:value-type="float">
            <text:p>596.53</text:p>
          </table:table-cell>
          <table:table-cell office:value-type="float" office:value="4235.33" calcext:value-type="float">
            <text:p>4235.33</text:p>
          </table:table-cell>
        </table:table-row>
        <table:table-row table:style-name="ro1">
          <table:table-cell office:value-type="string" calcext:value-type="string">
            <text:p>time per epoch</text:p>
          </table:table-cell>
          <table:table-cell office:value-type="float" office:value="73.6" calcext:value-type="float">
            <text:p>73.6</text:p>
          </table:table-cell>
          <table:table-cell office:value-type="float" office:value="54.99" calcext:value-type="float">
            <text:p>54.99</text:p>
          </table:table-cell>
          <table:table-cell office:value-type="float" office:value="19.88" calcext:value-type="float">
            <text:p>19.88</text:p>
          </table:table-cell>
          <table:table-cell office:value-type="float" office:value="141.17" calcext:value-type="float">
            <text:p>141.17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eeLSTM</text:p>
          </table:table-cell>
          <table:table-cell office:value-type="string" calcext:value-type="string">
            <text:p>pytorch</text:p>
          </table:table-cell>
          <table:table-cell table:number-columns-repeated="3"/>
          <table:table-cell office:value-type="string" calcext:value-type="string">
            <text:p>our</text:p>
          </table:table-cell>
          <table:table-cell table:number-columns-repeated="2"/>
          <table:table-cell table:style-name="Default"/>
          <table:table-cell office:value-type="string" calcext:value-type="string">
            <text:p>tensorflow Fold</text:p>
          </table:table-cell>
          <table:table-cell/>
          <table:table-cell office:value-type="string" calcext:value-type="string">
            <text:p>tensorflow f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 time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 time</text:p>
          </table:table-cell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Batchsize 100</text:p>
          </table:table-cell>
          <table:table-cell/>
          <table:table-cell office:value-type="string" calcext:value-type="string">
            <text:p>Batchsize 1</text:p>
          </table:table-cell>
          <table:table-cell/>
          <table:table-cell office:value-type="string" calcext:value-type="string">
            <text:p>Basesize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218865" calcext:value-type="float">
            <text:p>25.218865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22.402928" calcext:value-type="float">
            <text:p>22.402928</text:p>
          </table:table-cell>
          <table:table-cell/>
          <table:table-cell table:style-name="ce1" office:value-type="float" office:value="51.636549" calcext:value-type="float">
            <text:p>51.636549</text:p>
          </table:table-cell>
          <table:table-cell table:style-name="Default"/>
          <table:table-cell office:value-type="float" office:value="49.1331293762651" calcext:value-type="float">
            <text:p>49.1331293763</text:p>
          </table:table-cell>
          <table:table-cell/>
          <table:table-cell office:value-type="float" office:value="23.3010360092385" calcext:value-type="float">
            <text:p>23.3010360092</text:p>
          </table:table-cell>
          <table:table-cell/>
          <table:table-cell office:value-type="float" office:value="28.4881814927215" calcext:value-type="float">
            <text:p>28.4881814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36118" calcext:value-type="float">
            <text:p>20.536118</text:p>
          </table:table-cell>
          <table:table-cell office:value-type="float" office:value="79" calcext:value-type="float">
            <text:p>79</text:p>
          </table:table-cell>
          <table:table-cell table:formula="of:=SUM([.C3:.C4])" office:value-type="float" office:value="151" calcext:value-type="float">
            <text:p>151</text:p>
          </table:table-cell>
          <table:table-cell/>
          <table:table-cell office:value-type="float" office:value="17.690266" calcext:value-type="float">
            <text:p>17.690266</text:p>
          </table:table-cell>
          <table:table-cell/>
          <table:table-cell table:style-name="ce1" office:value-type="float" office:value="105.358865" calcext:value-type="float">
            <text:p>105.358865</text:p>
          </table:table-cell>
          <table:table-cell table:style-name="Default"/>
          <table:table-cell office:value-type="float" office:value="28.5094437075138" calcext:value-type="float">
            <text:p>28.5094437075</text:p>
          </table:table-cell>
          <table:table-cell/>
          <table:table-cell office:value-type="float" office:value="20.2576305359791" calcext:value-type="float">
            <text:p>20.257630536</text:p>
          </table:table-cell>
          <table:table-cell/>
          <table:table-cell office:value-type="float" office:value="21.7390679568188" calcext:value-type="float">
            <text:p>21.73906795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189" calcext:value-type="float">
            <text:p>18.898189</text:p>
          </table:table-cell>
          <table:table-cell office:value-type="float" office:value="79" calcext:value-type="float">
            <text:p>79</text:p>
          </table:table-cell>
          <table:table-cell table:formula="of:=SUM([.C3:.C5])" office:value-type="float" office:value="230" calcext:value-type="float">
            <text:p>230</text:p>
          </table:table-cell>
          <table:table-cell/>
          <table:table-cell office:value-type="float" office:value="15.527302" calcext:value-type="float">
            <text:p>15.527302</text:p>
          </table:table-cell>
          <table:table-cell/>
          <table:table-cell table:style-name="ce1" office:value-type="float" office:value="161.331289" calcext:value-type="float">
            <text:p>161.331289</text:p>
          </table:table-cell>
          <table:table-cell table:style-name="Default"/>
          <table:table-cell office:value-type="float" office:value="24.9390439943873" calcext:value-type="float">
            <text:p>24.9390439944</text:p>
          </table:table-cell>
          <table:table-cell/>
          <table:table-cell office:value-type="float" office:value="18.0245695289268" calcext:value-type="float">
            <text:p>18.0245695289</text:p>
          </table:table-cell>
          <table:table-cell/>
          <table:table-cell office:value-type="float" office:value="19.3864182914852" calcext:value-type="float">
            <text:p>19.38641829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94133" calcext:value-type="float">
            <text:p>17.794133</text:p>
          </table:table-cell>
          <table:table-cell office:value-type="float" office:value="73" calcext:value-type="float">
            <text:p>73</text:p>
          </table:table-cell>
          <table:table-cell table:formula="of:=SUM([.C3:.C6])" office:value-type="float" office:value="303" calcext:value-type="float">
            <text:p>303</text:p>
          </table:table-cell>
          <table:table-cell/>
          <table:table-cell office:value-type="float" office:value="13.672872" calcext:value-type="float">
            <text:p>13.672872</text:p>
          </table:table-cell>
          <table:table-cell/>
          <table:table-cell table:style-name="ce1" office:value-type="float" office:value="216.505333" calcext:value-type="float">
            <text:p>216.505333</text:p>
          </table:table-cell>
          <table:table-cell table:style-name="Default"/>
          <table:table-cell office:value-type="float" office:value="23.118706639088" calcext:value-type="float">
            <text:p>23.1187066391</text:p>
          </table:table-cell>
          <table:table-cell/>
          <table:table-cell office:value-type="float" office:value="16.287705526595" calcext:value-type="float">
            <text:p>16.2877055266</text:p>
          </table:table-cell>
          <table:table-cell/>
          <table:table-cell office:value-type="float" office:value="17.9598121123353" calcext:value-type="float">
            <text:p>17.95981211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37368" calcext:value-type="float">
            <text:p>16.737368</text:p>
          </table:table-cell>
          <table:table-cell office:value-type="float" office:value="73" calcext:value-type="float">
            <text:p>73</text:p>
          </table:table-cell>
          <table:table-cell table:formula="of:=SUM([.C3:.C7])" office:value-type="float" office:value="376" calcext:value-type="float">
            <text:p>376</text:p>
          </table:table-cell>
          <table:table-cell/>
          <table:table-cell office:value-type="float" office:value="11.95871" calcext:value-type="float">
            <text:p>11.95871</text:p>
          </table:table-cell>
          <table:table-cell/>
          <table:table-cell table:style-name="ce1" office:value-type="float" office:value="271.94752" calcext:value-type="float">
            <text:p>271.94752</text:p>
          </table:table-cell>
          <table:table-cell table:style-name="Default"/>
          <table:table-cell office:value-type="float" office:value="21.5295613589447" calcext:value-type="float">
            <text:p>21.5295613589</text:p>
          </table:table-cell>
          <table:table-cell/>
          <table:table-cell office:value-type="float" office:value="14.6775236690348" calcext:value-type="float">
            <text:p>14.677523669</text:p>
          </table:table-cell>
          <table:table-cell/>
          <table:table-cell office:value-type="float" office:value="16.6894714518312" calcext:value-type="float">
            <text:p>16.68947145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58181" calcext:value-type="float">
            <text:p>15.858181</text:p>
          </table:table-cell>
          <table:table-cell office:value-type="float" office:value="73" calcext:value-type="float">
            <text:p>73</text:p>
          </table:table-cell>
          <table:table-cell table:formula="of:=SUM([.C3:.C8])" office:value-type="float" office:value="449" calcext:value-type="float">
            <text:p>449</text:p>
          </table:table-cell>
          <table:table-cell/>
          <table:table-cell office:value-type="float" office:value="10.298702" calcext:value-type="float">
            <text:p>10.298702</text:p>
          </table:table-cell>
          <table:table-cell/>
          <table:table-cell table:style-name="ce1" office:value-type="float" office:value="326.739579" calcext:value-type="float">
            <text:p>326.739579</text:p>
          </table:table-cell>
          <table:table-cell table:style-name="Default"/>
          <table:table-cell office:value-type="float" office:value="20.9604693541843" calcext:value-type="float">
            <text:p>20.9604693542</text:p>
          </table:table-cell>
          <table:table-cell/>
          <table:table-cell office:value-type="float" office:value="13.0031888148765" calcext:value-type="float">
            <text:p>13.0031888149</text:p>
          </table:table-cell>
          <table:table-cell/>
          <table:table-cell office:value-type="float" office:value="15.5703457599332" calcext:value-type="float">
            <text:p>15.57034575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167" calcext:value-type="float">
            <text:p>15.0167</text:p>
          </table:table-cell>
          <table:table-cell office:value-type="float" office:value="73" calcext:value-type="float">
            <text:p>73</text:p>
          </table:table-cell>
          <table:table-cell table:formula="of:=SUM([.C3:.C9])" office:value-type="float" office:value="522" calcext:value-type="float">
            <text:p>522</text:p>
          </table:table-cell>
          <table:table-cell/>
          <table:table-cell office:value-type="float" office:value="8.772165" calcext:value-type="float">
            <text:p>8.772165</text:p>
          </table:table-cell>
          <table:table-cell/>
          <table:table-cell table:style-name="ce1" office:value-type="float" office:value="381.757229" calcext:value-type="float">
            <text:p>381.757229</text:p>
          </table:table-cell>
          <table:table-cell table:style-name="Default"/>
          <table:table-cell office:value-type="float" office:value="20.1090810327071" calcext:value-type="float">
            <text:p>20.1090810327</text:p>
          </table:table-cell>
          <table:table-cell/>
          <table:table-cell office:value-type="float" office:value="11.311515043839" calcext:value-type="float">
            <text:p>11.3115150438</text:p>
          </table:table-cell>
          <table:table-cell/>
          <table:table-cell office:value-type="float" office:value="14.4505925295463" calcext:value-type="float">
            <text:p>14.45059252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7329" calcext:value-type="float">
            <text:p>14.27329</text:p>
          </table:table-cell>
          <table:table-cell office:value-type="float" office:value="74" calcext:value-type="float">
            <text:p>74</text:p>
          </table:table-cell>
          <table:table-cell table:formula="of:=SUM([.C3:.C10])" office:value-type="float" office:value="596" calcext:value-type="float">
            <text:p>596</text:p>
          </table:table-cell>
          <table:table-cell/>
          <table:table-cell office:value-type="float" office:value="7.371977" calcext:value-type="float">
            <text:p>7.371977</text:p>
          </table:table-cell>
          <table:table-cell/>
          <table:table-cell table:style-name="ce1" office:value-type="float" office:value="436.626357" calcext:value-type="float">
            <text:p>436.626357</text:p>
          </table:table-cell>
          <table:table-cell table:style-name="Default"/>
          <table:table-cell office:value-type="float" office:value="19.2256565145966" calcext:value-type="float">
            <text:p>19.2256565146</text:p>
          </table:table-cell>
          <table:table-cell/>
          <table:table-cell office:value-type="float" office:value="9.63461332482969" calcext:value-type="float">
            <text:p>9.6346133248</text:p>
          </table:table-cell>
          <table:table-cell/>
          <table:table-cell office:value-type="float" office:value="13.3682556724029" calcext:value-type="float">
            <text:p>13.36825567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76012" calcext:value-type="float">
            <text:p>13.476012</text:p>
          </table:table-cell>
          <table:table-cell office:value-type="float" office:value="71" calcext:value-type="float">
            <text:p>71</text:p>
          </table:table-cell>
          <table:table-cell table:formula="of:=SUM([.C3:.C11])" office:value-type="float" office:value="667" calcext:value-type="float">
            <text:p>667</text:p>
          </table:table-cell>
          <table:table-cell/>
          <table:table-cell office:value-type="float" office:value="6.062981" calcext:value-type="float">
            <text:p>6.062981</text:p>
          </table:table-cell>
          <table:table-cell/>
          <table:table-cell table:style-name="ce1" office:value-type="float" office:value="491.217938" calcext:value-type="float">
            <text:p>491.217938</text:p>
          </table:table-cell>
          <table:table-cell table:style-name="Default"/>
          <table:table-cell office:value-type="float" office:value="18.7042905450625" calcext:value-type="float">
            <text:p>18.7042905451</text:p>
          </table:table-cell>
          <table:table-cell/>
          <table:table-cell office:value-type="float" office:value="7.91325378949186" calcext:value-type="float">
            <text:p>7.9132537895</text:p>
          </table:table-cell>
          <table:table-cell/>
          <table:table-cell office:value-type="float" office:value="12.3400010651182" calcext:value-type="float">
            <text:p>12.3400010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1916" calcext:value-type="float">
            <text:p>12.91916</text:p>
          </table:table-cell>
          <table:table-cell office:value-type="float" office:value="71" calcext:value-type="float">
            <text:p>71</text:p>
          </table:table-cell>
          <table:table-cell table:formula="of:=SUM([.C3:.C12])" office:value-type="float" office:value="738" calcext:value-type="float">
            <text:p>738</text:p>
          </table:table-cell>
          <table:table-cell/>
          <table:table-cell office:value-type="float" office:value="3.910906" calcext:value-type="float">
            <text:p>3.910906</text:p>
          </table:table-cell>
          <table:table-cell/>
          <table:table-cell table:style-name="ce1" office:value-type="float" office:value="545.928732" calcext:value-type="float">
            <text:p>545.928732</text:p>
          </table:table-cell>
          <table:table-cell table:style-name="Default"/>
          <table:table-cell office:value-type="float" office:value="18.233386049262" calcext:value-type="float">
            <text:p>18.2333860493</text:p>
          </table:table-cell>
          <table:table-cell/>
          <table:table-cell office:value-type="float" office:value="6.18471555984651" calcext:value-type="float">
            <text:p>6.1847155598</text:p>
          </table:table-cell>
          <table:table-cell/>
          <table:table-cell office:value-type="float" office:value="11.1477447725447" calcext:value-type="float">
            <text:p>11.14774477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63275" calcext:value-type="float">
            <text:p>12.263275</text:p>
          </table:table-cell>
          <table:table-cell office:value-type="float" office:value="71" calcext:value-type="float">
            <text:p>71</text:p>
          </table:table-cell>
          <table:table-cell table:formula="of:=SUM([.C3:.C13])" office:value-type="float" office:value="809" calcext:value-type="float">
            <text:p>809</text:p>
          </table:table-cell>
          <table:table-cell/>
          <table:table-cell office:value-type="float" office:value="3.067933" calcext:value-type="float">
            <text:p>3.067933</text:p>
          </table:table-cell>
          <table:table-cell/>
          <table:table-cell table:style-name="ce1" office:value-type="float" office:value="600.597265" calcext:value-type="float">
            <text:p>600.597265</text:p>
          </table:table-cell>
          <table:table-cell table:style-name="Default"/>
          <table:table-cell office:value-type="float" office:value="17.4589751951268" calcext:value-type="float">
            <text:p>17.4589751951</text:p>
          </table:table-cell>
          <table:table-cell/>
          <table:table-cell office:value-type="float" office:value="4.68686660806218" calcext:value-type="float">
            <text:p>4.6868666081</text:p>
          </table:table-cell>
          <table:table-cell/>
          <table:table-cell office:value-type="float" office:value="10.1058088609243" calcext:value-type="float">
            <text:p>10.10580886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07812" calcext:value-type="float">
            <text:p>11.607812</text:p>
          </table:table-cell>
          <table:table-cell office:value-type="float" office:value="71" calcext:value-type="float">
            <text:p>71</text:p>
          </table:table-cell>
          <table:table-cell table:formula="of:=SUM([.C2:.C14])" office:value-type="float" office:value="880" calcext:value-type="float">
            <text:p>880</text:p>
          </table:table-cell>
          <table:table-cell/>
          <table:table-cell office:value-type="float" office:value="2.4075" calcext:value-type="float">
            <text:p>2.4075</text:p>
          </table:table-cell>
          <table:table-cell/>
          <table:table-cell table:style-name="ce1" office:value-type="float" office:value="655.117454" calcext:value-type="float">
            <text:p>655.117454</text:p>
          </table:table-cell>
          <table:table-cell table:style-name="Default"/>
          <table:table-cell office:value-type="float" office:value="16.9364254368532" calcext:value-type="float">
            <text:p>16.9364254369</text:p>
          </table:table-cell>
          <table:table-cell/>
          <table:table-cell office:value-type="float" office:value="3.38866244196444" calcext:value-type="float">
            <text:p>3.388662442</text:p>
          </table:table-cell>
          <table:table-cell/>
          <table:table-cell office:value-type="float" office:value="8.96282519220115" calcext:value-type="float">
            <text:p>8.96282519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54607" calcext:value-type="float">
            <text:p>11.054607</text:p>
          </table:table-cell>
          <table:table-cell office:value-type="float" office:value="71" calcext:value-type="float">
            <text:p>71</text:p>
          </table:table-cell>
          <table:table-cell table:formula="of:=SUM([.C3:.C15])" office:value-type="float" office:value="951" calcext:value-type="float">
            <text:p>951</text:p>
          </table:table-cell>
          <table:table-cell/>
          <table:table-cell office:value-type="float" office:value="1.896218" calcext:value-type="float">
            <text:p>1.896218</text:p>
          </table:table-cell>
          <table:table-cell/>
          <table:table-cell table:style-name="ce1" office:value-type="float" office:value="710.668214" calcext:value-type="float">
            <text:p>710.668214</text:p>
          </table:table-cell>
          <table:table-cell table:style-name="Default"/>
          <table:table-cell office:value-type="float" office:value="16.8912093303725" calcext:value-type="float">
            <text:p>16.8912093304</text:p>
          </table:table-cell>
          <table:table-cell/>
          <table:table-cell office:value-type="float" office:value="2.43143542988581" calcext:value-type="float">
            <text:p>2.4314354299</text:p>
          </table:table-cell>
          <table:table-cell/>
          <table:table-cell office:value-type="float" office:value="7.91702475621417" calcext:value-type="float">
            <text:p>7.91702475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514497" calcext:value-type="float">
            <text:p>10.514497</text:p>
          </table:table-cell>
          <table:table-cell office:value-type="float" office:value="71" calcext:value-type="float">
            <text:p>71</text:p>
          </table:table-cell>
          <table:table-cell table:formula="of:=SUM([.C3:.C16])" office:value-type="float" office:value="1022" calcext:value-type="float">
            <text:p>1022</text:p>
          </table:table-cell>
          <table:table-cell/>
          <table:table-cell office:value-type="float" office:value="1.485746" calcext:value-type="float">
            <text:p>1.485746</text:p>
          </table:table-cell>
          <table:table-cell/>
          <table:table-cell table:style-name="ce1" office:value-type="float" office:value="765.76652" calcext:value-type="float">
            <text:p>765.76652</text:p>
          </table:table-cell>
          <table:table-cell table:style-name="Default"/>
          <table:table-cell office:value-type="float" office:value="16.1838819224871" calcext:value-type="float">
            <text:p>16.1838819225</text:p>
          </table:table-cell>
          <table:table-cell/>
          <table:table-cell office:value-type="float" office:value="1.73824061125244" calcext:value-type="float">
            <text:p>1.7382406113</text:p>
          </table:table-cell>
          <table:table-cell/>
          <table:table-cell office:value-type="float" office:value="6.61026915282579" calcext:value-type="float">
            <text:p>6.61026915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20113" calcext:value-type="float">
            <text:p>10.20113</text:p>
          </table:table-cell>
          <table:table-cell office:value-type="float" office:value="71" calcext:value-type="float">
            <text:p>71</text:p>
          </table:table-cell>
          <table:table-cell table:formula="of:=SUM([.C3:.C17])" office:value-type="float" office:value="1093" calcext:value-type="float">
            <text:p>1093</text:p>
          </table:table-cell>
          <table:table-cell/>
          <table:table-cell office:value-type="float" office:value="1.197936" calcext:value-type="float">
            <text:p>1.197936</text:p>
          </table:table-cell>
          <table:table-cell/>
          <table:table-cell table:style-name="ce1" office:value-type="float" office:value="820.025777" calcext:value-type="float">
            <text:p>820.025777</text:p>
          </table:table-cell>
          <table:table-cell table:style-name="Default"/>
          <table:table-cell office:value-type="float" office:value="15.9439740852266" calcext:value-type="float">
            <text:p>15.9439740852</text:p>
          </table:table-cell>
          <table:table-cell/>
          <table:table-cell office:value-type="float" office:value="1.27464751178771" calcext:value-type="float">
            <text:p>1.2746475118</text:p>
          </table:table-cell>
          <table:table-cell/>
          <table:table-cell office:value-type="float" office:value="5.74407777257879" calcext:value-type="float">
            <text:p>5.74407777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18248" calcext:value-type="float">
            <text:p>9.618248</text:p>
          </table:table-cell>
          <table:table-cell office:value-type="float" office:value="71" calcext:value-type="float">
            <text:p>71</text:p>
          </table:table-cell>
          <table:table-cell table:formula="of:=SUM([.C3:.C18])" office:value-type="float" office:value="1164" calcext:value-type="float">
            <text:p>1164</text:p>
          </table:table-cell>
          <table:table-cell/>
          <table:table-cell office:value-type="float" office:value="0.989052" calcext:value-type="float">
            <text:p>0.989052</text:p>
          </table:table-cell>
          <table:table-cell/>
          <table:table-cell table:style-name="ce1" office:value-type="float" office:value="875.565885" calcext:value-type="float">
            <text:p>875.565885</text:p>
          </table:table-cell>
          <table:table-cell table:style-name="Default"/>
          <table:table-cell office:value-type="float" office:value="15.4390608937387" calcext:value-type="float">
            <text:p>15.4390608937</text:p>
          </table:table-cell>
          <table:table-cell/>
          <table:table-cell office:value-type="float" office:value="0.949245548958974" calcext:value-type="float">
            <text:p>0.949245549</text:p>
          </table:table-cell>
          <table:table-cell/>
          <table:table-cell office:value-type="float" office:value="4.78915416642171" calcext:value-type="float">
            <text:p>4.78915416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03827" calcext:value-type="float">
            <text:p>9.103827</text:p>
          </table:table-cell>
          <table:table-cell office:value-type="float" office:value="72" calcext:value-type="float">
            <text:p>72</text:p>
          </table:table-cell>
          <table:table-cell table:formula="of:=SUM([.C3:.C19])" office:value-type="float" office:value="1236" calcext:value-type="float">
            <text:p>1236</text:p>
          </table:table-cell>
          <table:table-cell/>
          <table:table-cell office:value-type="float" office:value="0.883637" calcext:value-type="float">
            <text:p>0.883637</text:p>
          </table:table-cell>
          <table:table-cell/>
          <table:table-cell table:style-name="ce1" office:value-type="float" office:value="930.988753" calcext:value-type="float">
            <text:p>930.988753</text:p>
          </table:table-cell>
          <table:table-cell table:style-name="Default"/>
          <table:table-cell office:value-type="float" office:value="14.9649948203271" calcext:value-type="float">
            <text:p>14.9649948203</text:p>
          </table:table-cell>
          <table:table-cell/>
          <table:table-cell office:value-type="float" office:value="0.749160664807016" calcext:value-type="float">
            <text:p>0.7491606648</text:p>
          </table:table-cell>
          <table:table-cell/>
          <table:table-cell office:value-type="float" office:value="3.72701014419992" calcext:value-type="float">
            <text:p>3.72701014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58252" calcext:value-type="float">
            <text:p>8.858252</text:p>
          </table:table-cell>
          <table:table-cell office:value-type="float" office:value="72" calcext:value-type="float">
            <text:p>72</text:p>
          </table:table-cell>
          <table:table-cell table:formula="of:=SUM([.C3:.C20])" office:value-type="float" office:value="1308" calcext:value-type="float">
            <text:p>1308</text:p>
          </table:table-cell>
          <table:table-cell/>
          <table:table-cell office:value-type="float" office:value="0.830804" calcext:value-type="float">
            <text:p>0.830804</text:p>
          </table:table-cell>
          <table:table-cell/>
          <table:table-cell table:style-name="ce1" office:value-type="float" office:value="986.988322" calcext:value-type="float">
            <text:p>986.988322</text:p>
          </table:table-cell>
          <table:table-cell table:style-name="Default"/>
          <table:table-cell office:value-type="float" office:value="14.6519145878957" calcext:value-type="float">
            <text:p>14.6519145879</text:p>
          </table:table-cell>
          <table:table-cell/>
          <table:table-cell office:value-type="float" office:value="0.603681842516212" calcext:value-type="float">
            <text:p>0.6036818425</text:p>
          </table:table-cell>
          <table:table-cell/>
          <table:table-cell office:value-type="float" office:value="3.00775811977542" calcext:value-type="float">
            <text:p>3.00775811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17143" calcext:value-type="float">
            <text:p>8.217143</text:p>
          </table:table-cell>
          <table:table-cell office:value-type="float" office:value="71" calcext:value-type="float">
            <text:p>71</text:p>
          </table:table-cell>
          <table:table-cell table:formula="of:=SUM([.C3:.C21])" office:value-type="float" office:value="1379" calcext:value-type="float">
            <text:p>1379</text:p>
          </table:table-cell>
          <table:table-cell/>
          <table:table-cell office:value-type="float" office:value="0.758514" calcext:value-type="float">
            <text:p>0.758514</text:p>
          </table:table-cell>
          <table:table-cell/>
          <table:table-cell table:style-name="ce1" office:value-type="float" office:value="1043.057919" calcext:value-type="float">
            <text:p>1043.057919</text:p>
          </table:table-cell>
          <table:table-cell table:style-name="Default"/>
          <table:table-cell office:value-type="float" office:value="14.0320515004642" calcext:value-type="float">
            <text:p>14.0320515005</text:p>
          </table:table-cell>
          <table:table-cell/>
          <table:table-cell office:value-type="float" office:value="0.506760097093212" calcext:value-type="float">
            <text:p>0.5067600971</text:p>
          </table:table-cell>
          <table:table-cell/>
          <table:table-cell office:value-type="float" office:value="2.36590725979298" calcext:value-type="float">
            <text:p>2.36590725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76442" calcext:value-type="float">
            <text:p>7.976442</text:p>
          </table:table-cell>
          <table:table-cell office:value-type="float" office:value="85" calcext:value-type="float">
            <text:p>85</text:p>
          </table:table-cell>
          <table:table-cell table:formula="of:=SUM([.C3:.C22])" office:value-type="float" office:value="1464" calcext:value-type="float">
            <text:p>1464</text:p>
          </table:table-cell>
          <table:table-cell/>
          <table:table-cell office:value-type="float" office:value="0.639605" calcext:value-type="float">
            <text:p>0.639605</text:p>
          </table:table-cell>
          <table:table-cell/>
          <table:table-cell table:style-name="ce1" office:value-type="float" office:value="1098.908445" calcext:value-type="float">
            <text:p>1098.908445</text:p>
          </table:table-cell>
          <table:table-cell table:style-name="Default"/>
          <table:table-cell office:value-type="float" office:value="13.8525809981842" calcext:value-type="float">
            <text:p>13.8525809982</text:p>
          </table:table-cell>
          <table:table-cell/>
          <table:table-cell office:value-type="float" office:value="0.43840946448714" calcext:value-type="float">
            <text:p>0.4384094645</text:p>
          </table:table-cell>
          <table:table-cell/>
          <table:table-cell office:value-type="float" office:value="1.83752181917618" calcext:value-type="float">
            <text:p>1.83752181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10563" calcext:value-type="float">
            <text:p>7.610563</text:p>
          </table:table-cell>
          <table:table-cell office:value-type="float" office:value="73" calcext:value-type="float">
            <text:p>73</text:p>
          </table:table-cell>
          <table:table-cell table:formula="of:=SUM([.C3:.C23])" office:value-type="float" office:value="1537" calcext:value-type="float">
            <text:p>1537</text:p>
          </table:table-cell>
          <table:table-cell/>
          <table:table-cell office:value-type="float" office:value="0.55484" calcext:value-type="float">
            <text:p>0.55484</text:p>
          </table:table-cell>
          <table:table-cell/>
          <table:table-cell table:style-name="ce1" office:value-type="float" office:value="1153.863766" calcext:value-type="float">
            <text:p>1153.863766</text:p>
          </table:table-cell>
          <table:table-cell table:style-name="Default"/>
          <table:table-cell office:value-type="float" office:value="13.4535450134139" calcext:value-type="float">
            <text:p>13.4535450134</text:p>
          </table:table-cell>
          <table:table-cell/>
          <table:table-cell office:value-type="float" office:value="0.393979475693494" calcext:value-type="float">
            <text:p>0.3939794757</text:p>
          </table:table-cell>
          <table:table-cell/>
          <table:table-cell office:value-type="float" office:value="1.40961417406933" calcext:value-type="float">
            <text:p>1.40961417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76536" calcext:value-type="float">
            <text:p>7.276536</text:p>
          </table:table-cell>
          <table:table-cell office:value-type="float" office:value="73" calcext:value-type="float">
            <text:p>73</text:p>
          </table:table-cell>
          <table:table-cell table:formula="of:=SUM([.C3:.C24])" office:value-type="float" office:value="1610" calcext:value-type="float">
            <text:p>1610</text:p>
          </table:table-cell>
          <table:table-cell/>
          <table:table-cell office:value-type="float" office:value="0.501998" calcext:value-type="float">
            <text:p>0.501998</text:p>
          </table:table-cell>
          <table:table-cell/>
          <table:table-cell table:style-name="ce1" office:value-type="float" office:value="1209.624385" calcext:value-type="float">
            <text:p>1209.624385</text:p>
          </table:table-cell>
          <table:table-cell table:style-name="Default"/>
          <table:table-cell office:value-type="float" office:value="12.9967931352021" calcext:value-type="float">
            <text:p>12.9967931352</text:p>
          </table:table-cell>
          <table:table-cell/>
          <table:table-cell office:value-type="float" office:value="0.358481585919252" calcext:value-type="float">
            <text:p>0.3584815859</text:p>
          </table:table-cell>
          <table:table-cell/>
          <table:table-cell office:value-type="float" office:value="1.10566030806785" calcext:value-type="float">
            <text:p>1.10566030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80911" calcext:value-type="float">
            <text:p>6.980911</text:p>
          </table:table-cell>
          <table:table-cell office:value-type="float" office:value="73" calcext:value-type="float">
            <text:p>73</text:p>
          </table:table-cell>
          <table:table-cell table:formula="of:=SUM([.C3:.C25])" office:value-type="float" office:value="1683" calcext:value-type="float">
            <text:p>1683</text:p>
          </table:table-cell>
          <table:table-cell/>
          <table:table-cell office:value-type="float" office:value="0.466135" calcext:value-type="float">
            <text:p>0.466135</text:p>
          </table:table-cell>
          <table:table-cell/>
          <table:table-cell table:style-name="ce1" office:value-type="float" office:value="1264.791415" calcext:value-type="float">
            <text:p>1264.791415</text:p>
          </table:table-cell>
          <table:table-cell table:style-name="Default"/>
          <table:table-cell office:value-type="float" office:value="12.4928134360387" calcext:value-type="float">
            <text:p>12.492813436</text:p>
          </table:table-cell>
          <table:table-cell/>
          <table:table-cell office:value-type="float" office:value="0.328488769195177" calcext:value-type="float">
            <text:p>0.3284887692</text:p>
          </table:table-cell>
          <table:table-cell/>
          <table:table-cell office:value-type="float" office:value="0.908577678259885" calcext:value-type="float">
            <text:p>0.90857767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35957" calcext:value-type="float">
            <text:p>6.535957</text:p>
          </table:table-cell>
          <table:table-cell office:value-type="float" office:value="73" calcext:value-type="float">
            <text:p>73</text:p>
          </table:table-cell>
          <table:table-cell table:formula="of:=SUM([.C3:.C26])" office:value-type="float" office:value="1756" calcext:value-type="float">
            <text:p>1756</text:p>
          </table:table-cell>
          <table:table-cell/>
          <table:table-cell office:value-type="float" office:value="0.439009" calcext:value-type="float">
            <text:p>0.439009</text:p>
          </table:table-cell>
          <table:table-cell/>
          <table:table-cell table:style-name="ce1" office:value-type="float" office:value="1319.888549" calcext:value-type="float">
            <text:p>1319.888549</text:p>
          </table:table-cell>
          <table:table-cell table:style-name="Default"/>
          <table:table-cell office:value-type="float" office:value="12.4040756329529" calcext:value-type="float">
            <text:p>12.404075633</text:p>
          </table:table-cell>
          <table:table-cell/>
          <table:table-cell office:value-type="float" office:value="0.303380755514138" calcext:value-type="float">
            <text:p>0.3033807555</text:p>
          </table:table-cell>
          <table:table-cell/>
          <table:table-cell office:value-type="float" office:value="0.74450412956316" calcext:value-type="float">
            <text:p>0.74450412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20377" calcext:value-type="float">
            <text:p>6.220377</text:p>
          </table:table-cell>
          <table:table-cell office:value-type="float" office:value="76" calcext:value-type="float">
            <text:p>76</text:p>
          </table:table-cell>
          <table:table-cell table:formula="of:=SUM([.C3:.C27])" office:value-type="float" office:value="1832" calcext:value-type="float">
            <text:p>1832</text:p>
          </table:table-cell>
          <table:table-cell/>
          <table:table-cell office:value-type="float" office:value="0.418345" calcext:value-type="float">
            <text:p>0.418345</text:p>
          </table:table-cell>
          <table:table-cell/>
          <table:table-cell table:style-name="ce1" office:value-type="float" office:value="1375.770275" calcext:value-type="float">
            <text:p>1375.770275</text:p>
          </table:table-cell>
          <table:table-cell table:style-name="Default"/>
          <table:table-cell office:value-type="float" office:value="11.7425720256421" calcext:value-type="float">
            <text:p>11.7425720256</text:p>
          </table:table-cell>
          <table:table-cell/>
          <table:table-cell office:value-type="float" office:value="0.285395548240718" calcext:value-type="float">
            <text:p>0.2853955482</text:p>
          </table:table-cell>
          <table:table-cell/>
          <table:table-cell office:value-type="float" office:value="0.631629585407735" calcext:value-type="float">
            <text:p>0.63162958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93176" calcext:value-type="float">
            <text:p>5.993176</text:p>
          </table:table-cell>
          <table:table-cell office:value-type="float" office:value="78" calcext:value-type="float">
            <text:p>78</text:p>
          </table:table-cell>
          <table:table-cell table:formula="of:=SUM([.C3:.C28])" office:value-type="float" office:value="1910" calcext:value-type="float">
            <text:p>1910</text:p>
          </table:table-cell>
          <table:table-cell/>
          <table:table-cell office:value-type="float" office:value="0.401744" calcext:value-type="float">
            <text:p>0.401744</text:p>
          </table:table-cell>
          <table:table-cell/>
          <table:table-cell table:style-name="ce1" office:value-type="float" office:value="1430.634551" calcext:value-type="float">
            <text:p>1430.634551</text:p>
          </table:table-cell>
          <table:table-cell table:style-name="Default"/>
          <table:table-cell office:value-type="float" office:value="11.6310443315151" calcext:value-type="float">
            <text:p>11.6310443315</text:p>
          </table:table-cell>
          <table:table-cell/>
          <table:table-cell office:value-type="float" office:value="0.268172097351536" calcext:value-type="float">
            <text:p>0.2681720974</text:p>
          </table:table-cell>
          <table:table-cell/>
          <table:table-cell office:value-type="float" office:value="0.548883333355594" calcext:value-type="float">
            <text:p>0.54888333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62096" calcext:value-type="float">
            <text:p>5.762096</text:p>
          </table:table-cell>
          <table:table-cell office:value-type="float" office:value="78" calcext:value-type="float">
            <text:p>78</text:p>
          </table:table-cell>
          <table:table-cell table:formula="of:=SUM([.C3:.C29])" office:value-type="float" office:value="1988" calcext:value-type="float">
            <text:p>1988</text:p>
          </table:table-cell>
          <table:table-cell/>
          <table:table-cell office:value-type="float" office:value="0.387764" calcext:value-type="float">
            <text:p>0.387764</text:p>
          </table:table-cell>
          <table:table-cell/>
          <table:table-cell table:style-name="ce1" office:value-type="float" office:value="1485.719498" calcext:value-type="float">
            <text:p>1485.719498</text:p>
          </table:table-cell>
          <table:table-cell table:style-name="Default"/>
          <table:table-cell office:value-type="float" office:value="11.1420586184953" calcext:value-type="float">
            <text:p>11.1420586185</text:p>
          </table:table-cell>
          <table:table-cell/>
          <table:table-cell office:value-type="float" office:value="0.252507613253036" calcext:value-type="float">
            <text:p>0.2525076133</text:p>
          </table:table-cell>
          <table:table-cell/>
          <table:table-cell office:value-type="float" office:value="0.494433674240632" calcext:value-type="float">
            <text:p>0.49443367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88815" calcext:value-type="float">
            <text:p>5.388815</text:p>
          </table:table-cell>
          <table:table-cell office:value-type="float" office:value="75" calcext:value-type="float">
            <text:p>75</text:p>
          </table:table-cell>
          <table:table-cell table:formula="of:=SUM([.C3:.C30])" office:value-type="float" office:value="2063" calcext:value-type="float">
            <text:p>2063</text:p>
          </table:table-cell>
          <table:table-cell/>
          <table:table-cell office:value-type="float" office:value="0.375876" calcext:value-type="float">
            <text:p>0.375876</text:p>
          </table:table-cell>
          <table:table-cell/>
          <table:table-cell table:style-name="ce1" office:value-type="float" office:value="1540.433728" calcext:value-type="float">
            <text:p>1540.433728</text:p>
          </table:table-cell>
          <table:table-cell table:style-name="Default"/>
          <table:table-cell office:value-type="float" office:value="10.7730073937495" calcext:value-type="float">
            <text:p>10.7730073937</text:p>
          </table:table-cell>
          <table:table-cell/>
          <table:table-cell office:value-type="float" office:value="0.239462052533058" calcext:value-type="float">
            <text:p>0.2394620525</text:p>
          </table:table-cell>
          <table:table-cell/>
          <table:table-cell office:value-type="float" office:value="0.445068598443221" calcext:value-type="float">
            <text:p>0.44506859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31802" calcext:value-type="float">
            <text:p>5.231802</text:p>
          </table:table-cell>
          <table:table-cell office:value-type="float" office:value="73" calcext:value-type="float">
            <text:p>73</text:p>
          </table:table-cell>
          <table:table-cell table:formula="of:=SUM([.C3:.C31])" office:value-type="float" office:value="2136" calcext:value-type="float">
            <text:p>2136</text:p>
          </table:table-cell>
          <table:table-cell/>
          <table:table-cell office:value-type="float" office:value="0.365568" calcext:value-type="float">
            <text:p>0.365568</text:p>
          </table:table-cell>
          <table:table-cell/>
          <table:table-cell table:style-name="ce1" office:value-type="float" office:value="1595.150338" calcext:value-type="float">
            <text:p>1595.150338</text:p>
          </table:table-cell>
          <table:table-cell/>
          <table:table-cell office:value-type="float" office:value="10.4040704566062" calcext:value-type="float">
            <text:p>10.4040704566</text:p>
          </table:table-cell>
          <table:table-cell/>
          <table:table-cell office:value-type="float" office:value="0.22960539984703" calcext:value-type="float">
            <text:p>0.2296053998</text:p>
          </table:table-cell>
          <table:table-cell/>
          <table:table-cell office:value-type="float" office:value="0.406084313203702" calcext:value-type="float">
            <text:p>0.40608431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4472" calcext:value-type="float">
            <text:p>4.914472</text:p>
          </table:table-cell>
          <table:table-cell office:value-type="float" office:value="73" calcext:value-type="float">
            <text:p>73</text:p>
          </table:table-cell>
          <table:table-cell table:formula="of:=SUM([.C3:.C32])" office:value-type="float" office:value="2209" calcext:value-type="float">
            <text:p>2209</text:p>
          </table:table-cell>
          <table:table-cell/>
          <table:table-cell office:value-type="float" office:value="0.365568" calcext:value-type="float">
            <text:p>0.365568</text:p>
          </table:table-cell>
          <table:table-cell/>
          <table:table-cell table:style-name="ce1" office:value-type="float" office:value="1649.811539" calcext:value-type="float">
            <text:p>1649.811539</text:p>
          </table:table-cell>
          <table:table-cell/>
          <table:table-cell office:value-type="float" office:value="10.1149731635181" calcext:value-type="float">
            <text:p>10.1149731635</text:p>
          </table:table-cell>
          <table:table-cell/>
          <table:table-cell office:value-type="float" office:value="0.221105198028533" calcext:value-type="float">
            <text:p>0.221105198</text:p>
          </table:table-cell>
          <table:table-cell/>
          <table:table-cell office:value-type="float" office:value="0.375527739132349" calcext:value-type="float">
            <text:p>0.3755277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pare time</text:p>
          </table:table-cell>
          <table:table-cell office:value-type="float" office:value="0.9958" calcext:value-type="float">
            <text:p>0.9958</text:p>
          </table:table-cell>
          <table:table-cell table:number-columns-repeated="2"/>
          <table:table-cell office:value-type="string" calcext:value-type="string">
            <text:p>prepare time</text:p>
          </table:table-cell>
          <table:table-cell office:value-type="float" office:value="0.378613" calcext:value-type="float">
            <text:p>0.378613</text:p>
          </table:table-cell>
          <table:table-cell table:number-columns-repeated="2"/>
          <table:table-cell office:value-type="string" calcext:value-type="string">
            <text:p>prepare time</text:p>
          </table:table-cell>
          <table:table-cell office:value-type="float" office:value="6.6267" calcext:value-type="float">
            <text:p>6.6267</text:p>
          </table:table-cell>
          <table:table-cell office:value-type="string" calcext:value-type="string">
            <text:p>prepare time</text:p>
          </table:table-cell>
          <table:table-cell office:value-type="float" office:value="6.597" calcext:value-type="float">
            <text:p>6.597</text:p>
          </table:table-cell>
          <table:table-cell office:value-type="string" calcext:value-type="string">
            <text:p>prepare time</text:p>
          </table:table-cell>
          <table:table-cell office:value-type="float" office:value="5.832" calcext:value-type="float">
            <text:p>5.832</text:p>
          </table:table-cell>
        </table:table-row>
        <table:table-row table:style-name="ro1">
          <table:table-cell/>
          <table:table-cell office:value-type="string" calcext:value-type="string">
            <text:p>loop time</text:p>
          </table:table-cell>
          <table:table-cell office:value-type="float" office:value="2209" calcext:value-type="float">
            <text:p>2209</text:p>
          </table:table-cell>
          <table:table-cell table:number-columns-repeated="2"/>
          <table:table-cell office:value-type="string" calcext:value-type="string">
            <text:p>loop time </text:p>
          </table:table-cell>
          <table:table-cell office:value-type="float" office:value="1649.81" calcext:value-type="float">
            <text:p>1649.81</text:p>
          </table:table-cell>
          <table:table-cell table:number-columns-repeated="2"/>
          <table:table-cell office:value-type="string" calcext:value-type="string">
            <text:p>loop time </text:p>
          </table:table-cell>
          <table:table-cell office:value-type="float" office:value="433.48" calcext:value-type="float">
            <text:p>433.48</text:p>
          </table:table-cell>
          <table:table-cell office:value-type="string" calcext:value-type="string">
            <text:p>loop time </text:p>
          </table:table-cell>
          <table:table-cell office:value-type="float" office:value="4235.33" calcext:value-type="float">
            <text:p>4235.33</text:p>
          </table:table-cell>
          <table:table-cell office:value-type="string" calcext:value-type="string">
            <text:p>loop time </text:p>
          </table:table-cell>
          <table:table-cell office:value-type="float" office:value="596.53" calcext:value-type="float">
            <text:p>596.53</text:p>
          </table:table-cell>
        </table:table-row>
        <table:table-row table:style-name="ro1">
          <table:table-cell/>
          <table:table-cell office:value-type="string" calcext:value-type="string">
            <text:p>time per epoch</text:p>
          </table:table-cell>
          <table:table-cell office:value-type="float" office:value="73.6" calcext:value-type="float">
            <text:p>73.6</text:p>
          </table:table-cell>
          <table:table-cell table:number-columns-repeated="2"/>
          <table:table-cell office:value-type="string" calcext:value-type="string">
            <text:p>time per epoch</text:p>
          </table:table-cell>
          <table:table-cell office:value-type="float" office:value="54.99" calcext:value-type="float">
            <text:p>54.99</text:p>
          </table:table-cell>
          <table:table-cell table:number-columns-repeated="2"/>
          <table:table-cell office:value-type="string" calcext:value-type="string">
            <text:p>time per epoch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time per epoch</text:p>
          </table:table-cell>
          <table:table-cell office:value-type="float" office:value="141.17" calcext:value-type="float">
            <text:p>141.17</text:p>
          </table:table-cell>
          <table:table-cell office:value-type="string" calcext:value-type="string">
            <text:p>time per epoch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n char lstm</text:p>
          </table:table-cell>
          <table:table-cell office:value-type="string" calcext:value-type="string">
            <text:p>3.954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.161826" calcext:value-type="float">
            <text:p>65.1618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8787" calcext:value-type="float">
            <text:p>1.1587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9961" calcext:value-type="float">
            <text:p>0.5799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76115" calcext:value-type="float">
            <text:p>0.3761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1443" calcext:value-type="float">
            <text:p>0.331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349" calcext:value-type="float">
            <text:p>0.27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59604" calcext:value-type="float">
            <text:p>0.4596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2825" calcext:value-type="float">
            <text:p>0.228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941446" calcext:value-type="float">
            <text:p>1.9414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24016" calcext:value-type="float">
            <text:p>1.8240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10309" calcext:value-type="float">
            <text:p>0.31030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95838" calcext:value-type="float">
            <text:p>0.295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67397" calcext:value-type="float">
            <text:p>0.2673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60317" calcext:value-type="float">
            <text:p>0.26031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39279" calcext:value-type="float">
            <text:p>0.2392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43868" calcext:value-type="float">
            <text:p>0.4438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17881" calcext:value-type="float">
            <text:p>0.2178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803875" calcext:value-type="float">
            <text:p>1.803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740852" calcext:value-type="float">
            <text:p>1.7408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76517" calcext:value-type="float">
            <text:p>0.2765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68874" calcext:value-type="float">
            <text:p>0.268874</text:p>
          </table:table-cell>
        </table:table-row>
      </table:table>
      <table:named-expressions/>
      <table:database-ranges>
        <table:database-range table:name="__Anonymous_Sheet_DB__1" table:target-range-address="Sheet1.I1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06:22:36.301702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0:17:46.103097623</meta:creation-date>
    <meta:generator>LibreOffice/5.1.6.2$Linux_X86_64 LibreOffice_project/10m0$Build-2</meta:generator>
    <dc:date>2018-03-15T10:15:19.401508700</dc:date>
    <meta:editing-duration>PT3H34M4S</meta:editing-duration>
    <meta:editing-cycles>10</meta:editing-cycles>
    <meta:document-statistic meta:table-count="3" meta:cell-count="534" meta:object-count="0"/>
  </office:meta>
</office:document-meta>
</file>